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0b7" officeooo:paragraph-rsid="0014d0b7"/>
    </style:style>
    <style:style style:name="P2" style:family="paragraph" style:parent-style-name="Standard">
      <style:text-properties officeooo:paragraph-rsid="0016b662"/>
    </style:style>
    <style:style style:name="P3" style:family="paragraph" style:parent-style-name="Standard">
      <style:text-properties officeooo:rsid="001a9d69" officeooo:paragraph-rsid="001a9d69"/>
    </style:style>
    <style:style style:name="P4" style:family="paragraph" style:parent-style-name="Standard">
      <style:text-properties officeooo:rsid="001d24b7" officeooo:paragraph-rsid="001d24b7"/>
    </style:style>
    <style:style style:name="P5" style:family="paragraph" style:parent-style-name="Standard">
      <style:text-properties officeooo:rsid="001e72e4" officeooo:paragraph-rsid="001e72e4"/>
    </style:style>
    <style:style style:name="P6" style:family="paragraph" style:parent-style-name="Text_20_body">
      <style:text-properties officeooo:paragraph-rsid="0016b662"/>
    </style:style>
    <style:style style:name="P7" style:family="paragraph" style:parent-style-name="Text_20_body">
      <style:text-properties fo:font-variant="normal" fo:text-transform="none" fo:color="#3e3e3e" style:text-line-through-style="none" style:text-line-through-type="none" style:font-name="Arial" fo:font-size="9pt" fo:letter-spacing="normal" fo:font-style="normal" style:text-underline-style="none" fo:font-weight="normal" officeooo:paragraph-rsid="0016b662" style:text-blinking="false"/>
    </style:style>
    <style:style style:name="P8" style:family="paragraph" style:parent-style-name="Text_20_body">
      <style:text-properties officeooo:rsid="00190c11" officeooo:paragraph-rsid="00190c11"/>
    </style:style>
    <style:style style:name="P9" style:family="paragraph" style:parent-style-name="Text_20_body">
      <style:text-properties officeooo:rsid="001a9d69" officeooo:paragraph-rsid="001a9d69"/>
    </style:style>
    <style:style style:name="P10" style:family="paragraph" style:parent-style-name="Text_20_body">
      <style:paragraph-properties fo:text-align="start" style:justify-single-word="false"/>
      <style:text-properties fo:color="#004e9b" style:font-name="Arial" fo:font-size="12.75pt" fo:font-weight="bold"/>
    </style:style>
    <style:style style:name="P11" style:family="paragraph" style:parent-style-name="Text_20_body">
      <style:text-properties officeooo:rsid="001e72e4" officeooo:paragraph-rsid="001e72e4"/>
    </style:style>
    <style:style style:name="P12" style:family="paragraph" style:parent-style-name="Text_20_body">
      <style:paragraph-properties fo:text-align="start" style:justify-single-word="false"/>
      <style:text-properties fo:color="#0066cc" style:font-name="Arial" fo:font-size="12pt" fo:font-weight="bold" officeooo:rsid="001e72e4" officeooo:paragraph-rsid="001e72e4" fo:background-color="#ffffff" style:font-size-asian="12pt" style:font-weight-asian="bold" style:font-size-complex="12pt" style:font-weight-complex="bold"/>
    </style:style>
    <style:style style:name="P13" style:family="paragraph" style:parent-style-name="Text_20_body">
      <style:text-properties officeooo:rsid="001ea747" officeooo:paragraph-rsid="001ea747"/>
    </style:style>
    <style:style style:name="P14" style:family="paragraph" style:parent-style-name="Text_20_body">
      <style:paragraph-properties fo:margin-left="0cm" fo:margin-right="0cm" fo:text-align="justify" style:justify-single-word="false" fo:widows="1" fo:text-indent="0cm" style:auto-text-indent="false"/>
    </style:style>
    <style:style style:name="P15" style:family="paragraph" style:parent-style-name="Text_20_body">
      <style:paragraph-properties fo:margin-left="0cm" fo:margin-right="0cm" fo:text-align="justify" style:justify-single-word="false" fo:widows="1" fo:text-indent="0cm" style:auto-text-indent="false"/>
      <style:text-properties fo:font-variant="normal" fo:text-transform="none" fo:color="#3e3e3e" style:text-line-through-style="none" style:text-line-through-type="none" style:font-name="Arial" fo:font-size="9pt" fo:letter-spacing="normal" fo:font-style="normal" style:text-underline-style="none" fo:font-weight="normal" style:text-blinking="false"/>
    </style:style>
    <style:style style:name="P16" style:family="paragraph" style:parent-style-name="Text_20_body">
      <style:paragraph-properties fo:margin-left="0cm" fo:margin-right="0cm" fo:text-align="justify" style:justify-single-word="false" fo:widows="1" fo:text-indent="0cm" style:auto-text-indent="false"/>
      <style:text-properties fo:font-variant="normal" fo:text-transform="none" fo:color="#3e3e3e" style:text-line-through-style="none" style:text-line-through-type="none" fo:letter-spacing="normal" style:text-underline-style="none" style:text-blinking="false"/>
    </style:style>
    <style:style style:name="P17" style:family="paragraph" style:parent-style-name="Text_20_body">
      <style:paragraph-properties fo:margin-left="0cm" fo:margin-right="0cm" fo:text-align="justify" style:justify-single-word="false" fo:widows="1" fo:text-indent="0cm" style:auto-text-indent="false"/>
      <style:text-properties officeooo:rsid="0014d0b7" officeooo:paragraph-rsid="0014d0b7"/>
    </style:style>
    <style:style style:name="P18" style:family="paragraph" style:parent-style-name="Text_20_body">
      <style:paragraph-properties fo:margin-left="0cm" fo:margin-right="0cm" fo:text-align="justify" style:justify-single-word="false" fo:widows="1" fo:text-indent="0cm" style:auto-text-indent="false"/>
      <style:text-properties officeooo:rsid="001e72e4" officeooo:paragraph-rsid="001e72e4"/>
    </style:style>
    <style:style style:name="P19" style:family="paragraph" style:parent-style-name="Heading_20_1">
      <style:text-properties fo:font-variant="normal" fo:text-transform="none" fo:color="#356aa0" style:font-name="Arial" fo:font-size="12pt" fo:letter-spacing="normal" fo:font-style="normal" officeooo:rsid="0014d0b7" officeooo:paragraph-rsid="0014d0b7"/>
    </style:style>
    <style:style style:name="P20" style:family="paragraph" style:parent-style-name="Heading_20_1">
      <style:paragraph-properties fo:margin-left="0.609cm" fo:margin-right="0cm" fo:text-align="start" style:justify-single-word="false" fo:widows="1" fo:text-indent="0cm" style:auto-text-indent="false"/>
      <style:text-properties fo:font-variant="normal" fo:text-transform="none" fo:color="#356aa0" style:font-name="Arial" fo:font-size="12pt" fo:letter-spacing="normal" fo:font-style="normal"/>
    </style:style>
    <style:style style:name="T1" style:family="text">
      <style:text-properties style:font-name="Arial" fo:font-size="9pt" fo:font-style="normal" fo:font-weight="normal"/>
    </style:style>
    <style:style style:name="T2" style:family="text">
      <style:text-properties fo:font-variant="normal" fo:text-transform="none" fo:color="#3e3e3e" style:text-line-through-style="none" style:text-line-through-type="none" style:font-name="Arial" fo:font-size="9pt" fo:letter-spacing="normal" fo:font-style="normal" style:text-underline-style="none" fo:font-weight="normal" style:text-blinking="false"/>
    </style:style>
    <style:style style:name="T3" style:family="text">
      <style:text-properties fo:font-variant="normal" fo:text-transform="none" fo:color="#3e3e3e" style:text-line-through-style="none" style:text-line-through-type="none" style:font-name="Arial" fo:font-size="9pt" fo:letter-spacing="normal" fo:font-style="normal" style:text-underline-style="none" fo:font-weight="normal" style:text-blinking="false" fo:padding="0cm" fo:border="none"/>
    </style:style>
    <style:style style:name="T4" style:family="text">
      <style:text-properties fo:font-variant="normal" fo:text-transform="none" fo:color="#3e3e3e" style:text-line-through-style="none" style:text-line-through-type="none" fo:font-size="9pt" fo:letter-spacing="normal" fo:font-style="normal" style:text-underline-style="none" fo:font-weight="normal" style:text-blinking="false" fo:padding="0cm" fo:border="none"/>
    </style:style>
    <style:style style:name="T5" style:family="text">
      <style:text-properties fo:font-variant="normal" fo:text-transform="none" fo:color="#3e3e3e" style:text-line-through-style="none" style:text-line-through-type="none" fo:letter-spacing="normal" fo:font-style="normal" style:text-underline-style="none" fo:font-weight="normal" style:text-blinking="false" fo:padding="0cm" fo:border="none"/>
    </style:style>
    <style:style style:name="T6" style:family="text">
      <style:text-properties fo:font-variant="normal" fo:text-transform="none" fo:color="#3e3e3e" style:font-name="Arial" fo:font-size="9pt" fo:letter-spacing="normal" fo:font-style="normal" fo:font-weight="normal"/>
    </style:style>
    <style:style style:name="T7" style:family="text">
      <style:text-properties fo:font-variant="normal" fo:text-transform="none" fo:color="#3e3e3e" style:font-name="Arial" fo:font-size="9pt" fo:letter-spacing="normal" fo:font-style="normal" fo:font-weight="normal" officeooo:rsid="001b5763"/>
    </style:style>
    <style:style style:name="T8" style:family="text">
      <style:text-properties fo:font-variant="normal" fo:text-transform="none" fo:color="#3e3e3e" fo:letter-spacing="normal"/>
    </style:style>
    <style:style style:name="T9" style:family="text">
      <style:text-properties fo:font-variant="normal" fo:text-transform="none" fo:color="#004e9b" style:text-line-through-style="none" style:text-line-through-type="none" style:font-name="Arial" fo:font-size="9pt" fo:letter-spacing="normal" fo:font-style="normal" style:text-underline-style="none" fo:font-weight="normal" style:text-blinking="false"/>
    </style:style>
    <style:style style:name="T10" style:family="text">
      <style:text-properties fo:font-variant="normal" fo:text-transform="none" fo:color="#004e9b" style:text-line-through-style="none" style:text-line-through-type="none" style:font-name="Arial" fo:font-size="9pt" fo:letter-spacing="normal" fo:font-style="normal" style:text-underline-style="none" fo:font-weight="bold" style:text-blinking="false"/>
    </style:style>
    <style:style style:name="T11" style:family="text">
      <style:text-properties fo:font-variant="normal" fo:text-transform="none" fo:color="#004e9b" style:text-line-through-style="none" style:text-line-through-type="none" style:font-name="Arial" fo:font-size="9pt" fo:letter-spacing="normal" fo:font-style="normal" style:text-underline-style="none" fo:font-weight="bold" style:text-blinking="false" fo:padding="0cm" fo:border="none"/>
    </style:style>
    <style:style style:name="T12" style:family="text">
      <style:text-properties fo:font-variant="normal" fo:text-transform="none" fo:color="#004e9b" style:text-line-through-style="none" style:text-line-through-type="none" style:font-name="Arial" fo:font-size="12.75pt" fo:letter-spacing="normal" fo:font-style="normal" style:text-underline-style="none" fo:font-weight="bold" style:text-blinking="false" fo:padding="0cm" fo:border="none"/>
    </style:style>
    <style:style style:name="T13" style:family="text">
      <style:text-properties fo:font-variant="normal" fo:text-transform="none" fo:color="#004e9b" style:text-line-through-style="none" style:text-line-through-type="none" fo:letter-spacing="normal" style:text-underline-style="none" style:text-blinking="false"/>
    </style:style>
    <style:style style:name="T14" style:family="text">
      <style:text-properties fo:font-variant="normal" fo:text-transform="none" fo:color="#356aa0" style:text-line-through-style="none" style:text-line-through-type="none" style:font-name="Arial" fo:font-size="9pt" fo:letter-spacing="normal" fo:font-style="normal" style:text-underline-style="none" fo:font-weight="bold" style:text-blinking="false"/>
    </style:style>
    <style:style style:name="T15" style:family="text">
      <style:text-properties fo:font-variant="normal" fo:text-transform="none" style:text-line-through-style="none" style:text-line-through-type="none" fo:font-size="9pt" fo:letter-spacing="normal" fo:font-style="normal" style:text-underline-style="none" fo:font-weight="bold" style:text-blinking="false" fo:padding="0cm" fo:border="none"/>
    </style:style>
    <style:style style:name="T16" style:family="text">
      <style:text-properties fo:font-variant="normal" fo:text-transform="none" style:text-line-through-style="none" style:text-line-through-type="none" fo:letter-spacing="normal" fo:font-style="normal" style:text-underline-style="none" fo:font-weight="normal" style:text-blinking="false" fo:padding="0cm" fo:border="none"/>
    </style:style>
    <style:style style:name="T17" style:family="text">
      <style:text-properties fo:font-variant="normal" fo:text-transform="none" style:text-line-through-style="none" style:text-line-through-type="none" fo:letter-spacing="normal" fo:font-style="normal" style:text-underline-style="none" style:text-blinking="false" fo:padding="0cm" fo:border="none"/>
    </style:style>
    <style:style style:name="T18" style:family="text">
      <style:text-properties officeooo:rsid="0016b662"/>
    </style:style>
    <style:style style:name="T19" style:family="text">
      <style:text-properties officeooo:rsid="00190c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FORMACIÓN DE ARCHIVOS ESTATICOS DE SUSCERTE.GOB.VE</text:p>
      <text:p text:style-name="P17"/>
      <text:p text:style-name="P17"><text:span text:style-name="T19">Institución/</text:span>Quienes Somos</text:p>
      <text:p text:style-name="P14"><text:span text:style-name="T2">La Superintendencia de Servicios de Certificación Electrónica</text:span><text:span text:style-name="Strong_20_Emphasis"><text:span text:style-name="T9"> </text:span></text:span><text:span text:style-name="Strong_20_Emphasis"><text:span text:style-name="T10">(SUSCERTE)</text:span></text:span><text:span text:style-name="T2">, es un servicio desconcentrado sin personalidad jurídica, creado mediante el Decreto- Ley N° 1.204 de fecha 10 de febrero de 2001, sobre Mensajes de Datos y Firmas Electrónicas, publicado en la Gaceta Oficial de la República Bolivariana de Venezuela N° 37.148 del 28 de febrero de 2001.</text:span></text:p>
      <text:p text:style-name="P15">Es el organismo encargado de coordinar e implementar el modelo jerárquico de la infraestructura Nacional de Certificación Electrónica, también acredita, supervisa y controla a los Proveedores de Servicios de Certificación (PSC) y es el ente responsable de la Autoridad de Certificación Raíz del Estado Venezolano. Así mismo tiene como alcance proveer estándares y herramientas para implementar una tecnología de información óptima en las empresas del sector público, a fin de obtener un mejor funcionamiento y proporcionar niveles de seguridad </text:p>
      <text:p text:style-name="P1"><text:span text:style-name="T19">Institución/</text:span>Misión – Visión</text:p>
      <text:h text:style-name="P19" text:outline-level="1">Visión</text:h>
      <text:p text:style-name="P16">“<text:span text:style-name="T1">Ser reconocida nacional e internacionalmente como una Institución moderna que desarrolle, impulse y motive la transformación tecnológica del país, mediante el uso masivo de plataformas informáticas seguras, enmarcada dentro de la nueva ética socialista”.</text:span></text:p>
      <text:p text:style-name="Text_20_body"><text:line-break/><text:line-break/></text:p>
      <text:h text:style-name="P20" text:outline-level="1">Misión</text:h>
      <text:p text:style-name="P16">“<text:span text:style-name="T1">Desarrollar y promover los Sistemas Nacionales de Seguridad de Información, Certificación Electrónica y Gestión de Incidentes Telemáticos, como herramientas habilitadoras del desarrollo tecnológico nacional, favoreciendo la inclusión del soberano en los servicios de gobierno electrónico y fortaleciendo los Sistemas de Información de los Órganos y Entes del Poder Público Nacional”.</text:span></text:p>
      <text:p text:style-name="Text_20_body"/>
      <text:h text:style-name="P20" text:outline-level="1">Valores</text:h>
      <text:p text:style-name="P14"><text:span text:style-name="T2">La funciones sustantivas de la Superintendencia de Servicios de Certificación Electrónica (SUSCERTE), están enmarcadas en un nivel macro en los procesos siguientes: Certificados y Firmas Electrónicas, Seguridad de la Información y la Gestión de Incidentes Telemáticos, nuestras acciones las ejecutamos cumpliendo con los valores y principios que se describen a continuación:<text:line-break/><text:line-break/>• </text:span><text:span text:style-name="Strong_20_Emphasis"><text:span text:style-name="T10">Creatividad.</text:span></text:span><text:span text:style-name="T2"> Innovamos constantemente para convertir las dificultades de nuestro entorno en grandes oportunidades para nuestro país.<text:line-break/><text:line-break/>• </text:span><text:span text:style-name="Strong_20_Emphasis"><text:span text:style-name="T10">Confidencialidad.</text:span></text:span><text:span text:style-name="T2"> Valor intrínseco que deben poseer todos los miembros del equipo de nuestra Institución.<text:line-break/><text:line-break/>• </text:span><text:span text:style-name="Strong_20_Emphasis"><text:span text:style-name="T10">Eficiencia.</text:span></text:span><text:span text:style-name="T2"> Propiciamos en nuestros trabajadores el cumplimiento de los objetivos y metas, alineados a las políticas y estrategias establecidas por el Ejecutivo Nacional, cumpliendo para ello con las normas legales.<text:line-break/><text:line-break/>• </text:span><text:span text:style-name="Strong_20_Emphasis"><text:span text:style-name="T10">Eficacia.</text:span></text:span><text:span text:style-name="T2"> Utilizamos de manera racional los recursos públicos (humanos, materiales y financieros), en la gestión encomendada.<text:line-break/><text:line-break/></text:span><text:soft-page-break/><text:span text:style-name="T2">• </text:span><text:span text:style-name="Strong_20_Emphasis"><text:span text:style-name="T10">Excelencia. </text:span></text:span><text:span text:style-name="T2">La asumimos como una norma de conducta colectiva que nos orienta al mejoramiento continuo de todos nuestros procesos.<text:line-break/><text:line-break/>• </text:span><text:span text:style-name="Strong_20_Emphasis"><text:span text:style-name="T10">Ética.</text:span></text:span><text:span text:style-name="T2"> Nuestras actuaciones son imparciales y transparentes en la gestión de los procesos y la administración de los recursos de la Institución.<text:line-break/><text:line-break/>• </text:span><text:span text:style-name="Strong_20_Emphasis"><text:span text:style-name="T10">Humanismo.</text:span></text:span><text:span text:style-name="T2"> Respetamos y apoyamos a nuestros trabajadores ante todo como seres humanos, buscando siempre su bienestar, y el mejoramiento de su calidad de vida y de sus familias.<text:line-break/><text:line-break/>• </text:span><text:span text:style-name="Strong_20_Emphasis"><text:span text:style-name="T10">Lealtad Institucional.</text:span></text:span><text:span text:style-name="T2"> Tenemos un alto compromiso con el avance e independencia tecnológica de nuestro país y con la Misión y Visión Institucional.<text:line-break/><text:line-break/>• </text:span><text:span text:style-name="Strong_20_Emphasis"><text:span text:style-name="T10">Trabajo en Equipo.</text:span></text:span><text:span text:style-name="T2"> Orientamos nuestro trabajo a la cooperación e integración de cada uno de los miembros del equipo en cada proyecto y proceso que desarrollamos.<text:line-break/><text:line-break/>• </text:span><text:span text:style-name="Strong_20_Emphasis"><text:span text:style-name="T10">Tolerancia.</text:span></text:span><text:span text:style-name="T2"> Reconocemos y respetamos el derecho de todos los miembros de nuestro equipo a tener ideologías diferentes, fortaleciéndonos como Institución y como parte activa de la sociedad de las diferentes visiones que podamos tener. </text:span></text:p>
      <text:p text:style-name="P6"><text:span text:style-name="T19">Institución/Responsabilidad Social</text:span></text:p>
      <text:p text:style-name="P7">La noción de responsabilidad social en nuestro país tiene su raíz en el artículo 2 de la Constitución de la República Bolivariana de Venezuela, donde se prevé que “Venezuela se constituye en un Estado democrático y social de Derecho y Justicia, que propugna como valores superiores de su ordenamiento jurídico y de su actuación, (...)la responsabilidad social”</text:p>
      <text:p text:style-name="P14"><text:span text:style-name="T2">En este sentido </text:span><text:span text:style-name="Strong_20_Emphasis"><text:span text:style-name="T10">SUSCERTE</text:span></text:span><text:span text:style-name="T2"> Involucra a diversos sectores de la vida nacional sobre la importancia y el uso de la tecnología de la información y comunicación al brindar una serie charlas, talleres, foros, cursos en todo el país, dirigidos a las instituciones del Estado, comunidades universidades, planteles escolares entre otros que persigue concientizar a la ciudadanía en una cultura de seguridad frente al Internet y Redes Sociales.</text:span></text:p>
      <text:p text:style-name="P6"><text:line-break/><text:span text:style-name="T19">Servicios/Acreditación de Proveedores</text:span></text:p>
      <text:p text:style-name="P2"><text:span text:style-name="T6">La Superintendencia de Servicios de Certificación Electrónica (SUSCERTE), en uso de las atribuciones conferidas en el Decreto Ley de Mensaje de Datos y Firma Electrónica, de fecha 10 de febrero de 2001, publicado en la Gaceta Oficial N° 37.148, del 28 de febrero del 2001; el cual tiene por objeto entre otros, otorgar y reconocer eficacia y valor jurídico a la Firma Electrónica, al Mensaje de Datos y a toda información inteligible, atribuible a personas naturales o jurídicas, públicas o privadas; y enmarcada en su misión de fortalecer el Sistema Nacional de Seguridad de la Información e impulsar como Órgano Rector, el funcionamiento confiable del Sistema Nacional de Certificación Electrónica. En febrero de 2007, creó laAutoridad Certificadora Raíz del Estado Venezolano, la cual es la encargada de acreditar a todo Proveedor de Servicios de Certificación Electrónica (PSC), que se encuentre jurídica y técnicamente apto para operar en el esquema jerarquizado de la Cadena de Confianza de la República Bolivariana de Venezuela.</text:span><text:line-break/><text:line-break/><text:line-break/><text:span text:style-name="T6">En tal sentido, el 18 de julio de 2008, culminó exitosamente el proceso de acreditación de dos Proveedores de Servicios de Certificación Electrónica (PSC); y en fecha 17 de julio de 2009, procedió a otorgar la renovaron de la acreditación a los mismos; vale decir, a la </text:span><text:a xlink:type="simple" xlink:href="https://ar.fii.gob.ve/" text:style-name="Internet_20_link" text:visited-style-name="Visited_20_Internet_20_Link"><text:span text:style-name="T14">Fundación Instituto de Ingeniería para Investigación y Desarrollo Tecnológico (FII)</text:span></text:a><text:span text:style-name="T6">, y la </text:span><text:a xlink:type="simple" xlink:href="https://www.procert.net.ve/index.asp" text:style-name="Internet_20_link" text:visited-style-name="Visited_20_Internet_20_Link"><text:span text:style-name="T14">Empresa Proveedores de Certificados PROCERT C.A</text:span></text:a><text:span text:style-name="T6">; con lo cual ambos proveedores pueden emitir certificados a la Administración Pública y al Sector Privado, indistintamente. En consecuencia, los Certificados Electrónicos emitidos por cualquiera de los PSC anteriormente mencionados, constituirán plena prueba, en el entendido que la Ley de Mensaje de Datos y Firma Electrónica, confiere a los Mensajes de Datos (Documentos Electrónicos) y a la Firma Electrónica el mismo valor legal y eficacia probatoria que a la firma autógrafa.</text:span><text:line-break/><text:line-break/><text:line-break/><text:span text:style-name="T6">Los Proveedores de Servicios de Certificación (PSC), son los encargados de emitir Certificados Electrónicos con validez en la Cadena de Confianza Nacional, y en consecuencia los únicos legitimados de conformidad con el ordenamiento jurídico vigente, para ofrecer ambos, Servicios de Certificación Electrónica tanto a los usuarios del Sector Público como a los del Sector Privado.</text:span><text:line-break/><text:soft-page-break/><text:line-break/><text:line-break/><text:span text:style-name="T6">La Certificación Electrónica aporta beneficios a la comunidad en general, en el ámbito de la Identidad Digital, fomentando la rápida y segura incorporación de las nuevas tecnologías en las actividades de empresas, ciudadanos y Administración Pública; debido a que el Certificado Electrónico (documento electrónico emitido por un PSC), vincula a un signatario con su Identificación Electrónica Única (Clave Pública) y con su Firma Electrónica, entendida como el conjunto de datos matemáticos que vincula de manera unívoca un documento al signatario garantizando su integridad y autenticidad.</text:span></text:p>
      <text:p text:style-name="P8"/>
      <text:p text:style-name="P8">Servicios/Registro de Auditores</text:p>
      <text:p text:style-name="P2"><text:span text:style-name="T6">A los efectos de llevar a cabo las auditorías técnicas establecidas en el marco legal y sub legal en material de certificación electrónica para Venezuela, SUSCERTE cuenta con una base de datos de auditores acreditados, que son expertos técnicos independientes, capacitados para realizar auditorías en materia de tecnologías de información y comunicación (TIC) y con conocimientos en sistemas y procesos de certificación electrónica.</text:span><text:line-break/><text:line-break/><text:line-break/><text:span text:style-name="T6">El perfil general del auditor para optar a la solicitud, incluye ser profesional en sistema, computación o afines, debe tener cursos de formación o experiencia en las siguientes áreas:</text:span><text:line-break/><text:line-break/><text:line-break/><text:span text:style-name="T6">Conocimientos básicos: redes y telecomunicaciones, equipamiento de TIC, sistemas y aplicaciones, riesgo de TI, seguridad de la información, control y auditoría TIC, infraestructura de clave pública, organización y sistemas, procesos, normas, procedimientos, estándares y mejores prácticas en TIC, certificación de datos y firmas electrónicas.</text:span><text:line-break/><text:line-break/><text:line-break/><text:span text:style-name="T6">Conocimientos complementarios: Bases de datos y administración de datos, planificación de la gestión de áreas TIC, gestión de proyectos TI, calidad de la infraestructura y componentes TIC, calidad de gestión en TIC, niveles de servicios con uso de las TIC, administración y configuración de ambientes y de los sistemas operativos, normas, estándares y mejores prácticas en auditoría TIC, marco legal y normativo que rige las TIC y los servicios de certificación de datos y firmas electrónicas (SCDFE) en la República Bolivariana de Venezuela (RBV). Contar con certificaciones nacionales y/o internacionales en TIC o experiencia comprobable de al menos dos (2) años en auditorías. Conocer el contenido de los principios y obligaciones previstos en el Código de Ética (Norma SUSCERTE N° 47), con el propósito de asegurar adecuadamente la implementación de los estándares aplicables al realizar tareas de auditoría, mantener el más alto grado de integridad y conducta y no adoptar ningún método que pueda considerarse ilegal o contrario a los principios establecidos en dicho código.</text:span></text:p>
      <text:p text:style-name="P6"/>
      <text:p text:style-name="P9">Servicios/Estampado de Tiempo</text:p>
      <text:p text:style-name="P3"><text:span text:style-name="Strong_20_Emphasis"><text:span text:style-name="T10">Qué es el Estampado de Tiempo?</text:span></text:span><text:span text:style-name="T8"> </text:span><text:line-break/><text:line-break/><text:line-break/><text:span text:style-name="T6">Consiste en colocar notaciones cronológicas, en términos de fecha y hora, a la información contenida en un mensaje de datos en operaciones electrónicas. Esto permite validar que dicha información se generó en un instante de tiempo determinado.</text:span><text:line-break/><text:line-break/><text:line-break/><text:span text:style-name="Strong_20_Emphasis"><text:span text:style-name="T10">¿Qué es un proveedor de Estampado de Tiempo?</text:span></text:span><text:line-break/><text:line-break/><text:line-break/><text:span text:style-name="T6">Es un entidad, que puede ser de carácter público o privada, encargada de prestar el servicio de Estampado de Tiempo, el cual debe estar previamente acreditado por</text:span><text:span text:style-name="Strong_20_Emphasis"><text:span text:style-name="T13"> </text:span></text:span><text:span text:style-name="Strong_20_Emphasis"><text:span text:style-name="T10">Suscerte</text:span></text:span><text:span text:style-name="T6">.</text:span><text:line-break/><text:line-break/><text:line-break/><text:span text:style-name="Strong_20_Emphasis"><text:span text:style-name="T10">Beneficios del Estampado de Tiempo</text:span></text:span><text:span text:style-name="T8"> </text:span><text:line-break/><text:line-break/><text:soft-page-break/><text:line-break/><text:span text:style-name="T6">Entre los beneficios del uso del Estampado de Tiempo se cuentan:</text:span><text:line-break/><text:line-break/><text:line-break/><text:span text:style-name="T8">• </text:span><text:span text:style-name="T6">Impulso al Desarrollo Tecnológico del País a través del Gobierno Electrónico.</text:span><text:line-break/><text:line-break/><text:line-break/><text:span text:style-name="T8">• </text:span><text:span text:style-name="T6">Dar fe de en el Tiempo de la existencia de un dato electrónico desde un determinado momento, con la Fecha y Hora de la Nación.</text:span><text:line-break/><text:line-break/><text:line-break/><text:span text:style-name="T8">• </text:span><text:span text:style-name="T6">Prevención de la posibilidad del repudio posterior.</text:span><text:line-break/><text:line-break/><text:line-break/><text:span text:style-name="T8">• </text:span><text:span text:style-name="T6">Se promueve la confianza respecto al momento en que suceden las transacciones.</text:span><text:line-break/><text:line-break/><text:line-break/><text:span text:style-name="T8">• </text:span><text:span text:style-name="T6">Disminución del riesgo de adulteración de la información.</text:span><text:line-break/><text:line-break/><text:line-break/><text:span text:style-name="T8">• </text:span><text:span text:style-name="T6">Se Minimiza el riesgo de modificación en un documento electrónico.</text:span><text:line-break/><text:line-break/><text:line-break/><text:span text:style-name="T8">• </text:span><text:span text:style-name="T6">Se garantiza la confiabilidad de la información.</text:span><text:line-break/><text:line-break/><text:line-break/><text:span text:style-name="Strong_20_Emphasis"><text:span text:style-name="T10">¿Porqué Venezuela toma la decisión de ofrecer este servicio?</text:span></text:span><text:line-break/><text:line-break/><text:line-break/><text:span text:style-name="T6">La Superintendencia de Servicios de Certificación Electrónica </text:span><text:span text:style-name="Strong_20_Emphasis"><text:span text:style-name="T10">(SUSCERTE)</text:span></text:span><text:span text:style-name="T6">, ente encargado de coordinar e implementar el modelo jerárquico de la infraestructura Nacional de Certificación Electrónica, además de acreditar, supervisar y controlar a los Proveedores de Servicios de Certificación (PSC) y ser el ente responsable de la Autoridad de Certificación Raíz del Estado Venezolano, posee una infraestructura de Claves Públicas y Privadas (PKI) y cuenta con las condiciones necesarias para poseer una Autoridad de Estampado de Tiempo que pueda generar a su vez los Certificados para que los futuros Proveedores de Tiempo generen el servicio para los documentos y transacciones electrónicas.</text:span><text:line-break/><text:line-break/><text:line-break/><text:span text:style-name="T6">En tal sentido, Venezuela debe ir a la par de otros países en cuanto al desarrollo tecnológico en el ámbito de la seguridad de la información digital. Vale la pena destacar que en Lationamérica países como Brasil actualmente poseen en funcionamiento éste servicio, Uruguay, Argentina y Paraguay con ayuda del Mercosur y la Unión Europea próximamente lo estarán implementando.</text:span></text:p>
      <text:p text:style-name="P3"/>
      <text:p text:style-name="P4"><text:span text:style-name="T6">Servicios/Informática Forense</text:span></text:p>
      <text:p text:style-name="P4"><text:span text:style-name="Strong_20_Emphasis"><text:span text:style-name="T10">¿Qué es la Informática Forense?</text:span></text:span><text:span text:style-name="T8"> </text:span><text:line-break/><text:line-break/><text:line-break/><text:span text:style-name="T6">Es la aplicación de técnicas científicas y analíticas especializadas a infraestructuras tecnológicas que permiten realizar los procesos de Preservación, Colección, Análisis y Presentación de evidencia digital, de acuerdo a procedimientos Técnico-Legales preestablecidos, como apoyo a la Administración de Justicia en la resolución de un caso Legal.</text:span><text:line-break/><text:line-break/><text:line-break/><text:span text:style-name="Strong_20_Emphasis"><text:span text:style-name="T10">¿Cuál es la principal misión de la Informática Forense ?</text:span></text:span><text:line-break/><text:line-break/><text:soft-page-break/><text:line-break/><text:span text:style-name="T6">Auxiliar a los abogados, fiscales y jueces a identificar, preservar y analizar datos almacenados en medios magnéticos y transacciones electrónicas en un litigio judicial o extrajudicial.</text:span><text:line-break/><text:line-break/><text:line-break/><text:span text:style-name="Strong_20_Emphasis"><text:span text:style-name="T10">¿ Qué es un delito informático?</text:span></text:span><text:span text:style-name="T8"> </text:span><text:line-break/><text:line-break/><text:line-break/><text:span text:style-name="T6">Es un crimen genérico o crimen electrónico, que agobia con operaciones ilícitas realizadas por medio de Internet o que tienen como objetivo destruir y dañar computadores, medios electrónicos y redes de Internet. Los delitos informáticos estan contemplados en la Ley Especial contra los Delitos Informáticos. </text:span><text:line-break/><text:line-break/><text:line-break/><text:span text:style-name="Strong_20_Emphasis"><text:span text:style-name="T10">¿ Qué es el CENIF?</text:span></text:span><text:line-break/><text:line-break/><text:line-break/><text:span text:style-name="T6">El Centro Nacional de Informática Forense (CENIF), es un laboratorio de informática forense para la adquisición, análisis, preservación y presentación de las evidencias relacionadas a la tecnologias de información y comunicación, con el objeto de prestar apoyo a los cuerpos de investigación judicial órganos y entes del Estado que así lo requieran.</text:span><text:line-break/><text:line-break/><text:line-break/><text:span text:style-name="T6">El Centro Nacional de Informática Forense es una iniciativa de la Superintendencia de Servicios de Certificación Electrónica y producto del trabajo en conjunto de diferentes instituciones del Estado que tiene por intención conformar un modelo de servicio para el apoyo técnico de todos los cuerpos y órganos del Estado con competencia en materia de experticias digitales.</text:span><text:line-break/><text:line-break/><text:line-break/><text:span text:style-name="Strong_20_Emphasis"><text:span text:style-name="T10">¿Cuáles son los servicios que presta el CENIF?</text:span></text:span><text:line-break/><text:line-break/><text:line-break/><text:line-break/><text:line-break/><text:line-break/><text:span text:style-name="Strong_20_Emphasis"><text:span text:style-name="T10">¿Cómo puedo contactar al CENIF?</text:span></text:span><text:line-break/><text:line-break/><text:line-break/><text:span text:style-name="T6">Puede dirigirse a nuestra sede ubicada en la Superintendencia de Servicios de Certificación Electrónica (SUSCERTE) en la Avenida Andrés Bello, edificio BFC, piso 13. Caracas, Distrito Capital o vea el siguiente link </text:span><text:a xlink:type="simple" xlink:href="http://suscerte.gob.ve/contactanos/" text:style-name="Internet_20_link" text:visited-style-name="Visited_20_Internet_20_Link"><text:span text:style-name="T14">CONTACTOS</text:span></text:a></text:p>
      <text:p text:style-name="P4"/>
      <text:p text:style-name="P4"><text:span text:style-name="T6">Proyectos/Ejecución</text:span></text:p>
      <text:p text:style-name="P4"/>
      <text:p text:style-name="P4"><text:span text:style-name="Strong_20_Emphasis"><text:span text:style-name="T10">Tema:</text:span></text:span><text:span text:style-name="T8"> </text:span><text:span text:style-name="T6">FORTALECIMIENTO Y ACTUALIZACIÓN DE LA   AC RAIZ DEL ESTADO VENEZOLANO</text:span><text:line-break/><text:line-break/><text:span text:style-name="Strong_20_Emphasis"><text:span text:style-name="T10">Objetivo: </text:span></text:span><text:span text:style-name="T6">Fortalecer la plataforma tecnológica de certificación electrónica del Estado, a través de la modernización de la plataforma tecnológica y la incorporación de nuevos servicios, así como sistemas, recursos tecnológicos y humanos que sirvan como herramienta habilitadora del desarrollo tecnológico nacional para la inclusión del soberano en los servicios de gobierno electrónico. </text:span><text:line-break/><text:line-break/><text:span text:style-name="Strong_20_Emphasis"><text:span text:style-name="T10">Tema:</text:span></text:span><text:span text:style-name="T6">FORTALECIMIENTO DEL SISTEMA DE MONITORIZACIÓN Y ALERTAS TEMPRANAS </text:span><text:span text:style-name="Strong_20_Emphasis"><text:span text:style-name="T10">(SMAT)</text:span></text:span><text:span text:style-name="T8"> </text:span><text:span text:style-name="T6">DEL SISTEMA NACIONAL DE GESTION DE INCIDENTES TELEMATICOS - VenCERT</text:span><text:line-break/><text:line-break/><text:span text:style-name="Strong_20_Emphasis"><text:span text:style-name="T10">Objetivo: </text:span></text:span><text:span text:style-name="T6">Fortalecer el Sistema de Monitoreo y Alertas Tempranas del Sistema Nacional de Gestión de Incidentes Telemáticos - VenCERT, mediante la actualización del Nodo Central y la creación de un Nodo Alterno que permita mejorar la calidad de servicios, inclusión de más órganos/entes, para la detección proactiva de ataques informáticos, resguardo de los activos de información en las redes y sistemas de la Administración Pública Nacional e infraestructuras críticas de la Nación. </text:span><text:line-break/><text:soft-page-break/><text:line-break/><text:span text:style-name="Strong_20_Emphasis"><text:span text:style-name="T10">Tema:</text:span></text:span><text:span text:style-name="T6">Fortalecimiento Institucional a los Proyectos que se Ejecutan Actualmente en la Superintendencia de Servicios de Certificación Electrónica </text:span><text:span text:style-name="Strong_20_Emphasis"><text:span text:style-name="T10">(SUSCERTE)</text:span></text:span><text:line-break/><text:line-break/><text:span text:style-name="Strong_20_Emphasis"><text:span text:style-name="T10">Objetivo: </text:span></text:span><text:span text:style-name="T6">La formulación de este Proyecto, está fundamentada en las líneas estratégicas del Plan Nacional de Desarrollo 2007-2013, basado en la política de incrementar la infraestructura tecnológica bajo la estrategia de aumentar la producción Nacional de Ciencia, Tecnología e innovación, hacia las necesidades y potencialidades del país. </text:span><text:line-break/><text:line-break/><text:span text:style-name="Strong_20_Emphasis"><text:span text:style-name="T10">Tema:</text:span></text:span><text:span text:style-name="T6">Diseño, actualización y migración del sitio Web de la “Superintendencia de Servicios de Certificación Electrónica </text:span><text:span text:style-name="Strong_20_Emphasis"><text:span text:style-name="T10">(SUSCERTE)"</text:span></text:span><text:line-break/><text:line-break/><text:span text:style-name="Strong_20_Emphasis"><text:span text:style-name="T10">Objetivo: </text:span></text:span><text:span text:style-name="T6">Diseño, actualización y migración del sitio Web de la </text:span><text:span text:style-name="Strong_20_Emphasis"><text:span text:style-name="T13">“</text:span></text:span><text:span text:style-name="Strong_20_Emphasis"><text:span text:style-name="T10">Superintendencia de Servicios de Certificación Electrónica (SUSCERTE)”</text:span></text:span><text:span text:style-name="T6">, con el fin de que esté acorde con las nuevas tecnologías basadas en software libre. Asimismo incorporar herramientas Web que permitan prestar servicios en línea a los usuarios de la institución. </text:span><text:line-break/><text:line-break/><text:span text:style-name="Strong_20_Emphasis"><text:span text:style-name="T10">Tema:</text:span></text:span><text:span text:style-name="T6">Apropiación del uso de la Firma Electrónica por parte de los ciudadanos y ciudadanas del Estado Venezolano</text:span><text:line-break/><text:line-break/><text:span text:style-name="Strong_20_Emphasis"><text:span text:style-name="T10">Objetivo: </text:span></text:span><text:span text:style-name="T6">Fortalecer el conocimiento por parte de los ciudadanos y ciudadanas del Estado Venezolano de las tecnologías de firma electrónica, para su integración a la sistematización de los procesos y la simplificación de trámites administrativos.</text:span></text:p>
      <text:p text:style-name="P4"/>
      <text:p text:style-name="P5"><text:span text:style-name="T6">Eventos/Jornadas Educativas</text:span></text:p>
      <text:p text:style-name="P5"/>
      <text:p text:style-name="P11"><text:span text:style-name="T12">Jornadas Regionales “La Seguridad de la Información Comienza por TI...”</text:span></text:p>
      <text:p text:style-name="P11"><text:span text:style-name="T3">Como parte de la gestión del Gobierno de la Eficiencia en la Calle, la Superintendencia de Servicios de Certificación Electrónica </text:span><text:span text:style-name="Strong_20_Emphasis"><text:span text:style-name="T11">Suscerte</text:span></text:span><text:span text:style-name="T3">, ente adscrito al Ministerio del Poder Popular par la Ciencia, Tecnología e Innovación lleva a cabo esta campaña que persigue concientizar de manera general sobre los riesgos relacionados con el uso de sistemas informáticos en el tratamiento de la información; así como proporcionar conocimientos sobre técnicas y herramientas que permitan reducir dichos riesgos. Hasta ahora, más de 700 funcionarios de la Administración Pública Nacional, estudiantes universitarios de las áreas Tecnológica, informática e Ingeniería, y profesores han asistido a las charlas sobre Certificación Electrónica, Seguridad de la Información e Informática Forense. Paralelamente se han entregado mas 40 Certificados Electrónicos a las máximas autoridades de la Administración Pública Nacional y Regional, y además se ha ofrecido a más de 140 funcionarios de diversas instituciones y entes de la Administración Regional y Nacional una exposición sobre las ventajas de adherirse al Sistema Nacional de Gestión de Incidentes Telemáticos Vencert. Más de 700 personas, entre niños, niñas y adolescentes de escuelas públicas y comunidades en las entidades antes señaladas, han participado en charlas sobre Seguridad de la Información y Redes Sociales, con el fin de instruirlos y explicarles las ventajas y desventajas que contiene el uso del internet y Redes Sociales.</text:span></text:p>
      <text:p text:style-name="P12"><text:span text:style-name="T17">Campaña Institucional “La Seguridad de la Información comienza por TI...”</text:span></text:p>
      <text:p text:style-name="P18"><text:span text:style-name="T3">Cuya misión es educar a los niños, niñas, adolescentes, padres, ciudadanos y ciudadanas de la República Bolivariana de Venezuela sobre el uso seguro de las Tecnologías de Información y Comunicación. </text:span><text:span text:style-name="Strong_20_Emphasis"><text:span text:style-name="T11">SUSCERTE</text:span></text:span><text:span text:style-name="T3">por medio de la Campaña “ La Seguridad de la Información comienza por Ti”,dicta charlas, foros y talleres donde brinda toda la orientación que requiera la población en el manejo seguro de las tecnologías de información y comunicación ofreciendo de manera técnica y sencilla diversas recomendaciones dirigidas a funcionarios públicos, trabajadores, personas adultas, estudiantes, niños, niñas y adolescentes sobre el uso adecuado del Internet y Redes Sociales en los centros laborales, hogares, oficinas, universidades y escuelas. Desde al año 2009 hasta la fecha más de 10.600 venezolanos y venezolanas han sido favorecidos por esta campaña institucional educativa y formativa.</text:span></text:p>
      <text:p text:style-name="P5"><text:span text:style-name="T6"/></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 </meta:initial-creator>
    <meta:creation-date>2016-06-30T10:12:47.285954106</meta:creation-date>
    <dc:date>2016-06-30T10:44:52.148287670</dc:date>
    <dc:creator>Cesar </dc:creator>
    <meta:editing-duration>PT32M2S</meta:editing-duration>
    <meta:editing-cycles>9</meta:editing-cycles>
    <meta:generator>LibreOffice/4.3.3.2$Linux_x86 LibreOffice_project/430m0$Build-2</meta:generator>
    <meta:document-statistic meta:table-count="0" meta:image-count="0" meta:object-count="0" meta:page-count="6" meta:paragraph-count="30" meta:word-count="2745" meta:character-count="18841" meta:non-whitespace-character-count="16022"/>
  </office:meta>
</office:document-meta>
</file>